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vg:font-family="WenQuanYi Zen Hei" style:font-family-generic="modern" style:font-pitch="fixed"/>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text-properties fo:font-weight="bold" style:font-weight-asian="bold" style:font-weight-complex="bold"/>
    </style:style>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office:automatic-styles>
  <office:body>
    <office:text text:use-soft-page-breaks="true">
      <text:h text:style-name="P1" text:outline-level="1">JCMSWeb Build system</text:h>
      <text:p text:style-name="Textbody"/>
      <text:p text:style-name="Textbody">The JCMSWeb build system is simply a set of ant scripts that utilize the netbeans project scripts and environment to build and package and deploy JCMSWeb.</text:p>
      <text:p text:style-name="Textbody"/>
      <text:h text:style-name="Heading2" text:outline-level="2">Components</text:h>
      <text:p text:style-name="Textbody"/>
      <text:p text:style-name="Textbody"/>
      <text:list text:style-name="LFO1" text:continue-numbering="true">
        <text:list-item>
          <text:p text:style-name="P2">Netbeans 6.9.1</text:p>
          <text:list text:continue-numbering="true">
            <text:list-item>
              <text:p text:style-name="P3">Netbeans 6.9.1 application directory</text:p>
            </text:list-item>
            <text:list-item>
              <text:p text:style-name="P4">Netbeans 6.9.1 user configuration</text:p>
            </text:list-item>
            <text:list-item>
              <text:p text:style-name="P5">Netbeans project files</text:p>
            </text:list-item>
          </text:list>
        </text:list-item>
        <text:list-item>
          <text:p text:style-name="P6">ant</text:p>
        </text:list-item>
        <text:list-item>
          <text:p text:style-name="P7">buildJCMSWeb.sh</text:p>
        </text:list-item>
        <text:list-item>
          <text:p text:style-name="P8">build.properties</text:p>
        </text:list-item>
        <text:list-item>
          <text:p text:style-name="P9">build.xml</text:p>
        </text:list-item>
      </text:list>
      <text:p text:style-name="Textbody"/>
      <text:h text:style-name="Heading2" text:outline-level="2">Tools Directory</text:h>
      <text:p text:style-name="Textbody">On amy in the directory /opt/jcmsWeb/tools/ are all the components to the software that is necessary<text:s/>on amy.jax.org.</text:p>
      <text:p text:style-name="Textbody"/>
      <text:h text:style-name="Heading3" text:outline-level="3">Directories</text:h>
      <text:list text:style-name="LFO2" text:continue-numbering="true">
        <text:list-item>
          <text:p text:style-name="P10">BuildLibs - <text:s/>The directory that holds the build result jars. <text:s/>e.g. $APP_LIBS</text:p>
        </text:list-item>
        <text:list-item>
          <text:p text:style-name="P11">jboss - Soft link to jboss-5.1.0.GA</text:p>
        </text:list-item>
        <text:list-item>
          <text:p text:style-name="P12">jboss-5.1.0.GA<text:s/>- jBoss application server directory and libraries.</text:p>
        </text:list-item>
        <text:list-item>
          <text:p text:style-name="P13">nb - <text:s/>The netbeans application directory. <text:s/></text:p>
        </text:list-item>
        <text:list-item>
          <text:p text:style-name="P14">.netbeans - <text:s/>The user defined variables for net beans. <text:s/>Note the Dot before netbeans.</text:p>
        </text:list-item>
      </text:list>
      <text:p text:style-name="Textbody"/>
      <text:h text:style-name="Heading3" text:outline-level="3">Files</text:h>
      <text:list text:style-name="LFO3" text:continue-numbering="true">
        <text:list-item>
          <text:p text:style-name="P15">jboss-5.1.0.GA-jdk6.zip – The origin of the jboss deploy package and the above jboss directories</text:p>
        </text:list-item>
      </text:list>
      <text:p text:style-name="Textbody"/>
      <text:list text:style-name="LFO3" text:continue-numbering="true">
        <text:list-item>
          <text:p text:style-name="P16">private.properties <text:s/>-- Netbeans project use this file to find the .netbeans and nb directories<text:s/><text:soft-page-break/>above.</text:p>
        </text:list-item>
        <text:list-item>
          <text:p text:style-name="P17">tagit.sh <text:s/>-- <text:s/>This is a tool to tag the rslims, Common, and jcmsWeb repositories with the same label. <text:s/>Please use underscores with for spaces in the labels.</text:p>
        </text:list-item>
        <text:list-item>
          <text:p text:style-name="P18">build.properties <text:s/>-- Defines variables used in the build process.</text:p>
        </text:list-item>
        <text:list-item>
          <text:p text:style-name="P19">build.xml -- The <text:s/>build script drive the build process.</text:p>
        </text:list-item>
      </text:list>
      <text:p text:style-name="Textbody"/>
      <text:h text:style-name="Heading2" text:outline-level="2">How the build script works</text:h>
      <text:p text:style-name="Textbody">Each night at 1:00am the build script is kicked off to create a build.<text:s/><text:s/>The build script is located on amy at</text:p>
      <text:p text:style-name="Textbody"/>
      <text:p text:style-name="Textbody">/opt/jcmsWeb/tools/buildJCMSWeb.sh</text:p>
      <text:p text:style-name="Textbody"/>
      <text:p text:style-name="Textbody">The file is a very simple command script that does a little setup and then calls ant targets to do the real work. <text:s/>Review the comments to see the different steps. <text:s/>Note that all the build tools are in /opt/jcmsWeb/tools this includes the APP_LIBS directory that the project files write to, the net beans environment, and the build scripts.</text:p>
      <text:p text:style-name="Textbody"/>
      <text:p text:style-name="Textbody">#!/bin/bash</text:p>
      <text:p text:style-name="Textbody"># Set the default file creation for this script. <text:s/>Allow the group full action.</text:p>
      <text:p text:style-name="Textbody">umask 0002</text:p>
      <text:p text:style-name="Textbody"># Currently set in /etc/profile.d/java.sh, system needs to be rebooted before the</text:p>
      <text:p text:style-name="Textbody"># profiles are read. <text:s/>Also set in .bashrc for command line use.</text:p>
      <text:p text:style-name="Textbody">export APP_LIBS=/opt/jcmsWeb/tools/buildLibs</text:p>
      <text:p text:style-name="Textbody">export JBOSS_HOME=/opt/jcmsWeb/tools/buildLibs</text:p>
      <text:p text:style-name="Textbody">echo "APP_LIBS:" $APP_LIBS</text:p>
      <text:p text:style-name="Textbody"># Set Current Working Directory</text:p>
      <text:p text:style-name="Textbody">echo "[1]:cd /opt/jcmsWeb"</text:p>
      <text:p text:style-name="Textbody">cd /opt/jcmsWeb</text:p>
      <text:p text:style-name="Textbody"># Delete Today Dir</text:p>
      <text:p text:style-name="Textbody">echo "[2]:rm -rf `date +%A` "</text:p>
      <text:p text:style-name="Textbody">rm -rf `date +%A`</text:p>
      <text:p text:style-name="Textbody"># Create Today Dir</text:p>
      <text:p text:style-name="Textbody">echo "[3]:mkdir <text:s/>`date +%A`"</text:p>
      <text:p text:style-name="Textbody">mkdir <text:s/>`date +%A`</text:p>
      <text:p text:style-name="Textbody"># Copy build script</text:p>
      <text:soft-page-break/>
      <text:p text:style-name="Textbody">echo "[4]:cp tools/build.* <text:s/>`date +%A`/"</text:p>
      <text:p text:style-name="Textbody">cp tools/build.* <text:s/>`date +%A`/</text:p>
      <text:p text:style-name="Textbody"># cd Dir</text:p>
      <text:p text:style-name="Textbody">echo "[5]:cd `date +%A`"</text:p>
      <text:p text:style-name="Textbody">cd `date +%A`</text:p>
      <text:p text:style-name="Textbody"># Checkout</text:p>
      <text:p text:style-name="Textbody">echo "[6]:ant get "</text:p>
      <text:p text:style-name="Textbody">ant get</text:p>
      <text:p text:style-name="Textbody"># Build</text:p>
      <text:p text:style-name="Textbody">echo "[7]:ant build "</text:p>
      <text:p text:style-name="Textbody">ant build</text:p>
      <text:p text:style-name="Textbody"># Package</text:p>
      <text:p text:style-name="Textbody">echo "[8]:ant distro"</text:p>
      <text:p text:style-name="Textbody">ant distro</text:p>
      <text:p text:style-name="Textbody"># Package</text:p>
      <text:p text:style-name="Textbody">echo "[9]:ant copy"</text:p>
      <text:p text:style-name="Textbody">ant copy</text:p>
      <text:p text:style-name="Textbody"/>
      <text:p text:style-name="Textbody"/>
      <text:h text:style-name="Heading2" text:outline-level="2">How the ant script works</text:h>
      <text:p text:style-name="Textbody"/>
      <text:p text:style-name="Textbody">http://hypnotoad.jax.org/cswiki/index.php5/Ant_Installation</text:p>
      <text:p text:style-name="Textbody"/>
      <text:h text:style-name="Heading3" text:outline-level="3">Checkout</text:h>
      <text:p text:style-name="Textbody">echo "[6]:ant get "</text:p>
      <text:p text:style-name="Textbody">ant get</text:p>
      <text:p text:style-name="Textbody"/>
      <text:p text:style-name="Textbody">Ant get uses the svn task to check out the trunk for building. <text:s/>The following xml has been abbreviated to look nice in this document.</text:p>
      <text:p text:style-name="Textbody"/>
      <text:p text:style-name="Textbody">Note: The user must be able to do the following command line to have the ant subversion task work.</text:p>
      <text:p text:style-name="Textbody">svn ls<text:s/><text:a xlink:href="http://cs-svn.jax.org/svn/csrepos/" office:target-frame-name="_top" xlink:show="replace">http://cs-svn.jax.org/svn/csrepos/</text:a></text:p>
      <text:p text:style-name="Textbody">Accept subversion saving your password if necessary.</text:p>
      <text:p text:style-name="Textbody"/>
      <text:soft-page-break/>
      <text:p text:style-name="Textbody">&lt;target name="get"&gt; <text:s text:c="97"/><text:s text:c="89"/>&lt;mkdir dir="${ant.build.lib.dir}" /&gt; <text:s text:c="130"/><text:s text:c="37"/>&lt;svn username="" password="" &gt;</text:p>
      <text:p text:style-name="Textbody"/>
      <text:p text:style-name="Textbody">Checkout JCSMWeb, Common, and SimpleXMLEntities.</text:p>
      <text:p text:style-name="Textbody"><text:s text:c="138"/><text:s text:c="37"/>&lt;checkout <text:s/>url="<text:a xlink:href="https://cs-svn.jax.org/svn/csrepos/JCMSWeb/$" office:target-frame-name="_top" xlink:show="replace">https://cs-svn.jax.org/svn/csrepos/JCMSWeb/$</text:a>{ant.svn.tag}/dev/”</text:p>
      <text:p text:style-name="Textbody">&lt;checkout <text:s/>url="<text:a xlink:href="https://cs-svn.jax.org/svn/csrepos/shared_resources/trunk/libraries/simple-xml-entities/SimpleXMLEntities/" office:target-frame-name="_top" xlink:show="replace">https://cs-svn.jax.org/svn/csrepos/shared_resources/trunk/libraries/simple-xml-entities/SimpleXMLEntities/</text:a>"</text:p>
      <text:p text:style-name="Textbody"/>
      <text:p text:style-name="Textbody">Delete this file, because we are going to build some stuff and recreate this file. <text:s/>The file that is in the Repository is simply a place holder the real file lives in the deploy part of the depository.</text:p>
      <text:p text:style-name="Textbody">&lt;delete file="JCMSWebInstaller/lib/jcmsJboss.jar" /&gt; <text:s text:c="85"/><text:s text:c="60"/></text:p>
      <text:p text:style-name="Textbody">Fetch the latest Documentation and jcmsJBoss.jar to use for the build. <text:s/>Note: In order to up new RSLims code into the distribution package one needs to build the jaxLIMS.ear update the file in the jcmsJBoss.jar, simply unzip the jar replace the file and zip the jar backup.</text:p>
      <text:p text:style-name="Textbody"/>
      <text:p text:style-name="Textbody">&lt;export srcUrl="https://cs-svn.jax.org/svn/csrepos/JCMSWeb/trunk/deploy/jcmsJboss.jar" <text:s text:c="6"/></text:p>
      <text:p text:style-name="Textbody">&lt;export srcUrl=</text:p>
      <text:p text:style-name="Textbody">"https://cs-svn.jax.org/svn/csrepos/JCMSWeb/trunk/deploy/JCMSWeb_Installation_Guide.pdf" <text:s text:c="6"/></text:p>
      <text:p text:style-name="Textbody">&lt;export srcUrl="https://cs-svn.jax.org/svn/csrepos/JCMSWeb/trunk/deploy/Release.txt" <text:s text:c="140"/><text:s text:c="56"/></text:p>
      <text:p text:style-name="Textbody">&lt;export srcUrl="https://cs-svn.jax.org/svn/csrepos/RSLIMS/trunk/dev/lib/Common/Common.jar" <text:s text:c="108"/><text:s text:c="88"/></text:p>
      <text:p text:style-name="Textbody"/>
      <text:h text:style-name="Heading3" text:outline-level="3">Build</text:h>
      <text:p text:style-name="Textbody">echo "[7]:ant build "</text:p>
      <text:p text:style-name="Textbody">ant build</text:p>
      <text:p text:style-name="Textbody">Here is the exampl of how the JCMSIntergrationTier is built, all the others work similarly.</text:p>
      <text:p text:style-name="Textbody"><text:s text:c="2"/>&lt;target name="build"&gt;<text:s text:c="184"/>&lt;echo message="--- Building Integration Tier Library ---"/&gt; <text:s text:c="12"/><text:s text:c="128"/>The private.properties file is found in /opt/jcmsWeb/tools it holds the users settings for the location of the libraries and other netbeans examples. <text:s/>The projects will not build with the one that developers checkin. <text:s/></text:p>
      <text:p text:style-name="Textbody"><text:s text:c="4"/>&lt;delete file="JCMSIntegrationTier/nbproject/private/private.properties" /&gt; <text:s text:c="86"/><text:s text:c="39"/></text:p>
      <text:p text:style-name="Textbody"><text:s text:c="4"/>&lt;copy file="../tools/private.properties" todir="JCMSIntegrationTier/nbproject/private/" /&gt; <text:s text:c="109"/></text:p>
      <text:p text:style-name="Textbody">If you run<text:s/>ant -debug you will see many libraries that are missing and/or where the libraries are and what they are named. <text:s text:c="2"/>The property name are setting values from the build.properties file to the missing values the ant script is looking for.</text:p>
      <text:p text:style-name="Textbody"><text:s text:c="4"/>&lt;ant antfile="build.xml" dir="JCMSIntegrationTier" target="default" inheritAll="true" <text:s/>&gt; <text:s text:c="111"/></text:p>
      <text:soft-page-break/>
      <text:p text:style-name="Textbody"><text:s text:c="6"/>&lt;property name="libs.MySQLDriver.classpath" value="${nb.libs.MySQLDriver.classpath}"/&gt; <text:s text:c="111"/></text:p>
      <text:p text:style-name="Textbody"><text:s text:c="6"/>&lt;property name="libs.buildLibrary.classpath" value="${nb.j2ee.platform.classpath}"/&gt; <text:s text:c="32"/><text:s text:c="81"/></text:p>
      <text:p text:style-name="Textbody"><text:s text:c="6"/>&lt;property name="libs.EJB3.classpath" value="${nb.libs.EJB3.classpath}"/&gt; <text:s text:c="95"/><text:s text:c="30"/></text:p>
      <text:p text:style-name="Textbody"><text:s text:c="6"/>&lt;property name="libs.jstl11.classpath" value="${nb.libs.jstl11.classpath}"/&gt; <text:s text:c="121"/></text:p>
      <text:p text:style-name="Textbody"><text:s text:c="6"/>&lt;property name="reference.Common.jar" value="${reference.Common.jar}"/&gt; <text:s text:c="126"/></text:p>
      <text:p text:style-name="Textbody"><text:s text:c="6"/>&lt;property name="reference.RSCommon.jar" value="${reference.RSCommon.jar}"/&gt; <text:s text:c="122"/></text:p>
      <text:p text:style-name="Textbody"><text:s text:c="11"/></text:p>
      <text:h text:style-name="Heading3" text:outline-level="3">Building JCMSWebInstaller / jcmsJboss.jar</text:h>
      <text:p text:style-name="Textbody"><text:s/>jcmsJboss.jar is a zip file that holds all the jboss and jcmsWeb components to be deployed when the install program runs. <text:s/>In order to properly build the installer jcmsJboss.jar is unzipped, and all the application components are replaced with the build results and zipped up again. <text:s/>The files is then copied to the JCMSWebInstaller directory and the netbeans build script is executed.</text:p>
      <text:p text:style-name="P20">Files refreshed in the jcmsJboss.jar</text:p>
      <text:list text:style-name="LFO4" text:continue-numbering="true">
        <text:list-item>
          <text:p text:style-name="P21">server/default/lib/Common.jar</text:p>
        </text:list-item>
        <text:list-item>
          <text:p text:style-name="P22">server/default/lib/RSCommon.jar</text:p>
        </text:list-item>
        <text:list-item>
          <text:p text:style-name="P23">server/default/lib/mysql-connector-java-5.1.6.bin.jar</text:p>
        </text:list-item>
        <text:list-item>
          <text:p text:style-name="P24">server/default/lib/xerces.jar</text:p>
        </text:list-item>
        <text:list-item>
          <text:p text:style-name="P25">server/default/lib/SimpleXMLEntities.jar</text:p>
        </text:list-item>
        <text:list-item>
          <text:p text:style-name="P26">server/default/deploy/JCMSIntegrationTier.jar</text:p>
        </text:list-item>
        <text:list-item>
          <text:p text:style-name="P27">server/default/deploy/JCMSMiddleTier.jar</text:p>
        </text:list-item>
        <text:list-item>
          <text:p text:style-name="P28">server/default/deploy/JCMSWebTier.war</text:p>
        </text:list-item>
        <text:list-item>
          <text:p text:style-name="P29">JCMSWeb_Installation_Guide.pdf</text:p>
        </text:list-item>
        <text:list-item>
          <text:p text:style-name="P30">Release.txt</text:p>
        </text:list-item>
      </text:list>
      <text:p text:style-name="Textbody"/>
      <text:h text:style-name="Heading3" text:outline-level="3">Package</text:h>
      <text:p text:style-name="Textbody">echo "[8]:ant distro"</text:p>
      <text:p text:style-name="Textbody">ant distro</text:p>
      <text:p text:style-name="Textbody"/>
      <text:p text:style-name="Textbody">First create the <text:s/>jcmsWebDistrobution.zip, to do this we simply create a directory jb and start coping all the file necessary to deploy jcmsWeb to a jboss 5.1 HOME directory. <text:s/>Note: this does not include the administration modules, but this<text:s/>could be implmented by exporting the jaxlims.ear from the RSLIMS repository. <text:s/>The nice thing about this method it you can use the package to get started with development with a new jboss dir.</text:p>
      <text:p text:style-name="Textbody"/>
      <text:p text:style-name="Textbody"><text:s/>&lt;mkdir dir="jb" /&gt;</text:p>
      <text:soft-page-break/>
      <text:p text:style-name="Textbody">"jcmsWebDistrobution.zip" basedir="./jb/"<text:s/>/&gt; <text:s text:c="138"/></text:p>
      <text:p text:style-name="Textbody"><text:s text:c="113"/><text:s text:c="90"/></text:p>
      <text:p text:style-name="Textbody">Next create the jcmWebInstall.zip, this package contains the installer and the jcmsWeb application, including the administration modules in a single zip file. <text:s/>Note:<text:s/>The jboss and jcmsWeb, jcmsWebAdministration applications are in the jcmsJboss.jar file.</text:p>
      <text:p text:style-name="Textbody"/>
      <text:p text:style-name="Textbody">&lt;mkdir dir="ji" /&gt; <text:s text:c="146"/><text:s text:c="32"/></text:p>
      <text:p text:style-name="Textbody">&lt;zip destfile="jcmsWebInstall.zip" basedir="./ji/" /&gt; <text:s text:c="6"/></text:p>
      <text:p text:style-name="Textbody"/>
      <text:h text:style-name="Heading3" text:outline-level="3"><text:s/>Deploy</text:h>
      <text:p text:style-name="Textbody">echo "[9]:ant copy"</text:p>
      <text:p text:style-name="Textbody">ant copy</text:p>
      <text:p text:style-name="Textbody"/>
      <text:p text:style-name="Textbody">1&gt; Copy the jcmsWeb jars/wars to jcms-dev!</text:p>
      <text:p text:style-name="Textbody">2&gt; Copy the jcmsWebInstall.zip to a web page on amy for download.</text:p>
      <text:p text:style-name="Textbody">The daily<text:s/>build for the installer can be found</text:p>
      <text:p text:style-name="Textbody">/srv/www/htdocs/jcmsWeb/jcmsWebInstall.zip</text:p>
      <text:p text:style-name="Textbody">or</text:p>
      <text:p text:style-name="Textbody">http://amy.jax.org/jcmsWeb/index.html</text:p>
      <text:p text:style-name="Textbody"/>
      <text:p text:style-name="Textbody"/>
      <text:h text:style-name="Heading3" text:outline-level="3">Crontab on Amy</text:h>
      <text:p text:style-name="Textbody"/>
      <text:p text:style-name="Textbody">For basic cron configuration information try this page.</text:p>
      <text:p text:style-name="Textbody">http://www.thesitewizard.com/general/set-cron-job.shtml</text:p>
      <text:p text:style-name="Textbody"/>
      <text:p text:style-name="Textbody">First create a crontab.txt file. <text:s text:c="3"/>The file is simply data with no headers, the data is separated by space and no tabs or comas.</text:p>
      <text:p text:style-name="Textbody">For nightly builds at 1:00am Monday – Friday then the file will have this in it.</text:p>
      <text:p text:style-name="Textbody">0 1 * * 1-5 /opt/jcmsWeb/buildJCMSWeb.sh</text:p>
      <text:p text:style-name="Textbody"/>
      <text:p text:style-name="Textbody">Here is the component break down.</text:p>
      <text:p text:style-name="Textbody">0 <text:s/>- minute: The minute to execute.</text:p>
      <text:p text:style-name="Textbody">1 <text:s/>- hour : The hour to execute.</text:p>
      <text:soft-page-break/>
      <text:p text:style-name="Textbody">* <text:s/>- day : Day to execute 1-31, * means null or don't use this parameter.</text:p>
      <text:p text:style-name="Textbody">* <text:s/>- month : Month 1-12, * means null or don't use this parameter.</text:p>
      <text:p text:style-name="Textbody">1-5 <text:s/>- day-of-week: <text:s/>Sunday thur Saturday 0-6, this example says execute on Monday thur Friday. <text:s text:c="3"/></text:p>
      <text:p text:style-name="Textbody">/opt/jcmsWeb/buildJCMSWeb.sh<text:s text:c="2"/>- command-line-to-execute</text:p>
      <text:p text:style-name="Textbody"/>
      <text:p text:style-name="Textbody">Linux cron commands ...</text:p>
      <text:list text:style-name="LFO5" text:continue-numbering="true">
        <text:list-item>
          <text:p text:style-name="P31">crontab crontab.txt <text:s/>: Create a cron schedule</text:p>
        </text:list-item>
        <text:list-item>
          <text:p text:style-name="P32">crontab -l <text:s/>: list current cron schedule</text:p>
        </text:list-item>
        <text:list-item>
          <text:p text:style-name="P33">crontab -r <text:s/>: remove the current cron schedule</text:p>
        </text:list-item>
      </text:list>
      <text:h text:style-name="Heading3" text:outline-level="3">Crontab on jcms-dev</text:h>
      <text:p text:style-name="Textbody">On jcms-dev the jboss user has two cron jobs to stop and start jboss at midnight and 2:00 in the morning respectively.</text:p>
      <text:p text:style-name="Textbody"/>
      <text:p text:style-name="Textbody">jboss@jcms-dev:~&gt; crontab -l</text:p>
      <text:p text:style-name="Textbody"># DO NOT EDIT THIS FILE - edit the master and reinstall.</text:p>
      <text:p text:style-name="Textbody"># (/tmp/crontab.XXXXHjkbdp installed on Tue Apr 19 18:04:43 2011)</text:p>
      <text:p text:style-name="Textbody"># (Cron version V5.0 -- $Id: crontab.c,v 1.12 2004/01/23 18:56:42 vixie Exp $)</text:p>
      <text:p text:style-name="Textbody">0 0 * * 1-5 /etc/init.d/jboss_init stop</text:p>
      <text:p text:style-name="Textbody">0 2 * * 1-5 /etc/init.d/jboss_init start</text:p>
      <text:p text:style-name="Textbody"/>
      <text:p text:style-name="Textbody"/>
      <text:h text:style-name="Heading2" text:outline-level="2">JCMS-DEV Database Update</text:h>
      <text:p text:style-name="Textbody">These are the steps to refresh the jcms-dev jcmsWeb instance database.</text:p>
      <text:p text:style-name="Textbody"/>
      <text:p text:style-name="Textbody"/>
      <text:list text:style-name="LFO6" text:continue-numbering="true">
        <text:list-item>
          <text:p text:style-name="P34">Stop jBoss.</text:p>
        </text:list-item>
        <text:list-item>
          <text:p text:style-name="P35">Drop jcmsweb_db.</text:p>
        </text:list-item>
        <text:list-item>
          <text:p text:style-name="P36">Drop jcms_db.</text:p>
        </text:list-item>
        <text:list-item>
          <text:p text:style-name="P37">Drop jcmsjboss: I think this is optional.</text:p>
        </text:list-item>
        <text:list-item>
          <text:p text:style-name="P38">Convert a jcms_db.mdb file with the jcms converter.</text:p>
        </text:list-item>
        <text:list-item>
          <text:p text:style-name="P39">Create the jcmsweb_db, the script in the DbUpgrade directory for JCMS:</text:p>
        </text:list-item>
      </text:list>
      <text:list text:style-name="LFO7" text:continue-numbering="true">
        <text:list-item>
          <text:list>
            <text:list-item>
              <text:p text:style-name="P40">Use the file jcmsweb_db.mysql.createScript.sql</text:p>
            </text:list-item>
            <text:list-item>
              <text:p text:style-name="P41">mysql -h jcms-dev.jax.org -u root -p &lt; jcmsweb_db.mysql.createScript.sql</text:p>
            </text:list-item>
            <text:list-item>
              <text:p text:style-name="P42">Or copy the file to jcms-dev.jax.org and execute</text:p>
            </text:list-item>
            <text:list-item>
              <text:p text:style-name="P43">mysql -u root -p &lt; jcmsweb_db.mysql.createScript.sql</text:p>
            </text:list-item>
          </text:list>
        </text:list-item>
      </text:list>
      <text:list text:style-name="LFO6">
        <text:list-item text:start-value="1">
          <text:p text:style-name="P44">Run the upgader, be sure to use the jcms-dev.jax.org as the host.</text:p>
        </text:list-item>
        <text:list-item>
          <text:p text:style-name="P45">Start jBoss.</text:p>
        </text:list-item>
      </text:list>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vg:font-family="WenQuanYi Zen Hei" style:font-family-generic="modern" style:font-pitch="fixed"/>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Dave Springer</meta:initial-creator>
    <dc:creator>Kavitha Rama</dc:creator>
    <meta:creation-date>2011-11-02T16:01:00Z</meta:creation-date>
    <dc:date>2011-11-02T16:01:00Z</dc:date>
    <meta:template xlink:href="Normal" xlink:type="simple"/>
    <meta:editing-cycles>2</meta:editing-cycles>
    <meta:editing-duration>PT120S</meta:editing-duration>
    <meta:document-statistic meta:page-count="8" meta:paragraph-count="26" meta:word-count="1950" meta:character-count="13040" meta:row-count="92" meta:non-whitespace-character-count="11116"/>
  </office:meta>
</office:document-meta>
</file>